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14pt" style:font-size-asian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T4" style:parent-style-name="Hyperlink" style:family="text">
      <style:text-properties fo:font-size="12pt" style:font-size-asian="12pt"/>
    </style:style>
    <style:style style:name="P5" style:parent-style-name="Normal" style:family="paragraph">
      <style:text-properties fo:font-size="12pt" style:font-size-asian="12pt"/>
    </style:style>
    <style:style style:name="P6" style:parent-style-name="Normal" style:family="paragraph">
      <style:text-properties fo:font-size="12pt" style:font-size-asian="12pt"/>
    </style:style>
    <style:style style:name="P7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T8" style:parent-style-name="Hyperlink" style:family="text">
      <style:text-properties fo:font-size="12pt" style:font-size-asian="12pt"/>
    </style:style>
    <style:style style:name="P9" style:parent-style-name="Normal" style:family="paragraph">
      <style:text-properties fo:font-size="12pt" style:font-size-asian="12pt"/>
    </style:style>
    <style:style style:name="P10" style:parent-style-name="Normal" style:family="paragraph">
      <style:text-properties fo:font-size="12pt" style:font-size-asian="12pt"/>
    </style:style>
    <style:style style:name="P11" style:parent-style-name="Normal" style:family="paragraph">
      <style:text-properties fo:font-size="12pt" style:font-size-asian="12pt"/>
    </style:style>
    <style:style style:name="P12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T13" style:parent-style-name="Hyperlink" style:family="text">
      <style:text-properties fo:font-size="12pt" style:font-size-asian="12pt"/>
    </style:style>
    <style:style style:name="P14" style:parent-style-name="Normal" style:family="paragraph">
      <style:text-properties fo:font-size="12pt" style:font-size-asian="12pt"/>
    </style:style>
    <style:style style:name="P15" style:parent-style-name="Normal" style:family="paragraph">
      <style:text-properties fo:font-size="12pt" style:font-size-asian="12pt"/>
    </style:style>
    <style:style style:name="P16" style:parent-style-name="Normal" style:family="paragraph">
      <style:text-properties fo:font-size="12pt" style:font-size-asian="12pt"/>
    </style:style>
  </office:automatic-styles>
  <office:body>
    <office:text text:use-soft-page-breaks="true">
      <text:p text:style-name="P1">Indiebyte Log ins</text:p>
      <text:p text:style-name="P2"/>
      <text:p text:style-name="P3">Email</text:p>
      <text:p text:style-name="Normal"><text:a xlink:href="mailto:IndiebyteStudios10@gmail.com" office:target-frame-name="_top" xlink:show="replace"><text:span text:style-name="T4">IndiebyteStudios10@gmail.com</text:span></text:a></text:p>
      <text:p text:style-name="P5">Mcdonald27</text:p>
      <text:p text:style-name="P6"/>
      <text:p text:style-name="P7">Twitter</text:p>
      <text:p text:style-name="Normal"><text:a xlink:href="mailto:IndiebyteStudios10@gmail.com" office:target-frame-name="_top" xlink:show="replace"><text:span text:style-name="T8">IndiebyteStudios10@gmail.com</text:span></text:a></text:p>
      <text:p text:style-name="P9">IndieByteStudio</text:p>
      <text:p text:style-name="P10">Mcdonald27</text:p>
      <text:p text:style-name="P11"/>
      <text:p text:style-name="P12">Youtube</text:p>
      <text:p text:style-name="Normal"><text:a xlink:href="mailto:IndiebyteStudios10@gmail.com" office:target-frame-name="_top" xlink:show="replace"><text:span text:style-name="T13">IndiebyteStudios10@gmail.com</text:span></text:a></text:p>
      <text:p text:style-name="P14">Mcdonald27</text:p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istrator</meta:initial-creator>
    <dc:creator>Administrator</dc:creator>
    <meta:creation-date>2017-03-02T16:11:00Z</meta:creation-date>
    <dc:date>2017-03-02T16:33:00Z</dc:date>
    <meta:template xlink:href="Normal.dotm" xlink:type="simple"/>
    <meta:editing-cycles>2</meta:editing-cycles>
    <meta:editing-duration>PT1320S</meta:editing-duration>
    <meta:document-statistic meta:page-count="1" meta:paragraph-count="1" meta:word-count="50" meta:character-count="336" meta:row-count="2" meta:non-whitespace-character-count="287"/>
  </office:meta>
</office:document-meta>
</file>